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b70c0" officeooo:paragraph-rsid="000b70c0"/>
    </style:style>
    <style:style style:name="P2" style:family="paragraph" style:parent-style-name="Heading_20_1">
      <style:text-properties officeooo:paragraph-rsid="00058401"/>
    </style:style>
    <style:style style:name="P3" style:family="paragraph" style:parent-style-name="Heading_20_1">
      <style:text-properties officeooo:rsid="00074e7e" officeooo:paragraph-rsid="00074e7e"/>
    </style:style>
    <style:style style:name="P4" style:family="paragraph" style:parent-style-name="Text_20_body" style:list-style-name="L1">
      <style:text-properties officeooo:rsid="00058401" officeooo:paragraph-rsid="00058401"/>
    </style:style>
    <style:style style:name="P5" style:family="paragraph" style:parent-style-name="Text_20_body" style:list-style-name="L1">
      <style:text-properties officeooo:rsid="00059fbf" officeooo:paragraph-rsid="00059fbf"/>
    </style:style>
    <style:style style:name="P6" style:family="paragraph" style:parent-style-name="Text_20_body" style:list-style-name="L1">
      <style:text-properties officeooo:rsid="0006b397" officeooo:paragraph-rsid="0006b397"/>
    </style:style>
    <style:style style:name="P7" style:family="paragraph" style:parent-style-name="Text_20_body" style:list-style-name="L1">
      <style:text-properties officeooo:rsid="00074e7e" officeooo:paragraph-rsid="00074e7e"/>
    </style:style>
    <style:style style:name="P8" style:family="paragraph" style:parent-style-name="Text_20_body" style:list-style-name="L2">
      <style:text-properties officeooo:rsid="00074e7e" officeooo:paragraph-rsid="00074e7e"/>
    </style:style>
    <style:style style:name="P9" style:family="paragraph" style:parent-style-name="Text_20_body" style:list-style-name="L2">
      <style:text-properties officeooo:rsid="0008af86" officeooo:paragraph-rsid="0008af86"/>
    </style:style>
    <style:style style:name="P10" style:family="paragraph" style:parent-style-name="Text_20_body" style:list-style-name="L2">
      <style:text-properties officeooo:rsid="000a8727" officeooo:paragraph-rsid="000a8727"/>
    </style:style>
    <style:style style:name="P11" style:family="paragraph" style:parent-style-name="Text_20_body" style:list-style-name="L2">
      <style:text-properties officeooo:rsid="0007738e" officeooo:paragraph-rsid="0007738e"/>
    </style:style>
    <style:style style:name="P12" style:family="paragraph" style:parent-style-name="Text_20_body" style:list-style-name="L2">
      <style:text-properties officeooo:rsid="000b70c0" officeooo:paragraph-rsid="000b70c0"/>
    </style:style>
    <style:style style:name="P13" style:family="paragraph" style:parent-style-name="Text_20_body" style:list-style-name="L3">
      <style:text-properties officeooo:paragraph-rsid="00109a55"/>
    </style:style>
    <style:style style:name="P14" style:family="paragraph" style:parent-style-name="Text_20_body" style:list-style-name="L3">
      <style:text-properties officeooo:rsid="000dbdc8" officeooo:paragraph-rsid="000dbdc8"/>
    </style:style>
    <style:style style:name="P15" style:family="paragraph" style:parent-style-name="Text_20_body" style:list-style-name="L3">
      <style:text-properties officeooo:rsid="000f6694" officeooo:paragraph-rsid="000f6694"/>
    </style:style>
    <style:style style:name="P16" style:family="paragraph" style:parent-style-name="Text_20_body" style:list-style-name="L1">
      <style:text-properties officeooo:rsid="000f6694" officeooo:paragraph-rsid="000f6694"/>
    </style:style>
    <style:style style:name="P17" style:family="paragraph" style:parent-style-name="Text_20_body" style:list-style-name="L1">
      <style:text-properties officeooo:rsid="00109a55" officeooo:paragraph-rsid="00109a55"/>
    </style:style>
    <style:style style:name="P18" style:family="paragraph" style:parent-style-name="Text_20_body" style:list-style-name="L3">
      <style:text-properties officeooo:rsid="00109a55" officeooo:paragraph-rsid="00109a55"/>
    </style:style>
    <style:style style:name="P19" style:family="paragraph" style:parent-style-name="Text_20_body" style:list-style-name="L3">
      <style:text-properties officeooo:rsid="0013fe85" officeooo:paragraph-rsid="0013fe85"/>
    </style:style>
    <style:style style:name="T1" style:family="text">
      <style:text-properties officeooo:rsid="00058401"/>
    </style:style>
    <style:style style:name="T2" style:family="text">
      <style:text-properties officeooo:rsid="0006b397"/>
    </style:style>
    <style:style style:name="T3" style:family="text">
      <style:text-properties officeooo:rsid="00074e7e"/>
    </style:style>
    <style:style style:name="T4" style:family="text">
      <style:text-properties officeooo:rsid="0007738e"/>
    </style:style>
    <style:style style:name="T5" style:family="text">
      <style:text-properties officeooo:rsid="0008af86"/>
    </style:style>
    <style:style style:name="T6" style:family="text">
      <style:text-properties officeooo:rsid="000b70c0"/>
    </style:style>
    <style:style style:name="T7" style:family="text">
      <style:text-properties officeooo:rsid="000c69a3"/>
    </style:style>
    <style:style style:name="T8" style:family="text">
      <style:text-properties officeooo:rsid="000f6694"/>
    </style:style>
    <style:style style:name="T9" style:family="text">
      <style:text-properties officeooo:rsid="0011404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4045" style:font-weight-asian="bold" style:font-weight-complex="bold"/>
    </style:style>
    <style:style style:name="T12" style:family="text">
      <style:text-properties fo:font-weight="bold" officeooo:rsid="00109a55" style:font-weight-asian="bold" style:font-weight-complex="bold"/>
    </style:style>
    <style:style style:name="T13" style:family="text">
      <style:text-properties fo:font-weight="bold" officeooo:rsid="00074e7e" style:font-weight-asian="bold" style:font-weight-complex="bold"/>
    </style:style>
    <style:style style:name="T14" style:family="text">
      <style:text-properties fo:font-weight="bold" officeooo:rsid="000a8727" style:font-weight-asian="bold" style:font-weight-complex="bold"/>
    </style:style>
    <style:style style:name="T15" style:family="text">
      <style:text-properties fo:font-weight="bold" officeooo:rsid="0017716f" style:font-weight-asian="bold" style:font-weight-complex="bold"/>
    </style:style>
    <style:style style:name="T16" style:family="text">
      <style:text-properties officeooo:rsid="00128b55"/>
    </style:style>
    <style:style style:name="T17" style:family="text">
      <style:text-properties officeooo:rsid="0015a591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text:is-list-header="true"><text:span text:style-name="T1">Req</text:span><text:span text:style-name="T4">uerimientos </text:span><text:span text:style-name="T1">Funcionales</text:span></text:h>
      <text:list text:style-name="L1">
        <text:list-item>
          <text:p text:style-name="P4"><text:span text:style-name="T10">RF-01: </text:span>El sistema debe permitir la carga de código fuente en formato .c, .cpp y .txt.</text:p>
        </text:list-item>
        <text:list-item>
          <text:p text:style-name="P4"><text:span text:style-name="T10">RF-02: </text:span>El sistema debe <text:span text:style-name="T2">realizar la normalización adecuada del código, eliminando comentarios para la extracción de grafos y preservando las estructuras de estilo para el análisis de autoría.</text:span></text:p>
        </text:list-item>
        <text:list-item>
          <text:p text:style-name="P5"><text:span text:style-name="T10">RF-03: </text:span>El sistema debe <text:span text:style-name="T9">generar representaciones basadas en Grafos de Flujo de Datos (DFG) y n-gramas de caracteres. </text:span></text:p>
        </text:list-item>
        <text:list-item>
          <text:p text:style-name="P5"><text:span text:style-name="T10">RF-04: </text:span>El sistema debe realizar el análisis de similitud semántica mediante <text:span text:style-name="T9">el modelo </text:span>GraphCodeBERT <text:span text:style-name="T9">para la generación de </text:span><text:span text:style-name="T16">vectores de carácteristicas (</text:span><text:span text:style-name="T9">embeddings</text:span><text:span text:style-name="T16">)</text:span><text:span text:style-name="T9">, </text:span><text:span text:style-name="T16">cuantificando la proximidad entre ellos utilizando la métrica de Similitud del Coseno.</text:span></text:p>
        </text:list-item>
        <text:list-item>
          <text:p text:style-name="P5"><text:span text:style-name="T10">RF-05: </text:span>El sistema debe realizar el análisis estilométrico <text:span text:style-name="T9">mediante el modelo CharCNN para calcular la probabilidad de autoría. </text:span></text:p>
        </text:list-item>
        <text:list-item>
          <text:p text:style-name="P5"><text:span text:style-name="T10">RF-06: </text:span><text:span text:style-name="T2">EL sistema debe </text:span><text:span text:style-name="T16">generar un reporte que visualice el indice de Similitud Semántica y la probabilidad de autoría. </text:span></text:p>
        </text:list-item>
        <text:list-item>
          <text:p text:style-name="P6"><text:span text:style-name="T10">RF-07: </text:span>El sistema debe permitir al evaluador ingresar una descripción práctica, restricciones técnicas <text:span text:style-name="T8">y selección de fuentes de comparación </text:span>(ej. “usar recursividad”, “prohibido usar librerias externas”, “Torres de Hanoi”, “<text:span text:style-name="T8">Múltiples soluciones funcionalmente equivalentes”</text:span>).</text:p>
        </text:list-item>
        <text:list-item>
          <text:p text:style-name="P16"><text:span text:style-name="T10">RF-08: </text:span>El sistema debe de solicitar y recibir múltiples versiones funcionalmente equivalentes del problema proporcionado por el evaluador a través de un modelo LLM externo para ampliar el conjunto de referencia para la comparación semántica. </text:p>
        </text:list-item>
        <text:list-item>
          <text:p text:style-name="P17"><text:span text:style-name="T10">RF-09: </text:span>El sistema debe enviar la descripción práctica y restricciones técnicas (previamente definidas en <text:span text:style-name="T10">RF-07</text:span>) al modelo LLM externo para asegurar que las versiones generadas por inteligencia artificial sean coherentes con el problema académico.</text:p>
        </text:list-item>
        <text:list-item>
          <text:p text:style-name="P7"><text:span text:style-name="T10">RF-</text:span><text:span text:style-name="T11">10</text:span><text:span text:style-name="T10">:</text:span> El sistema debe permitir el almacenamiento de los embeddings generados en la bases de datos, guardando sus metadatos para facilitar futuras comparaciones. </text:p>
        </text:list-item>
        <text:list-item>
          <text:p text:style-name="P6"><text:span text:style-name="T10">RF-</text:span><text:span text:style-name="T12">1</text:span><text:span text:style-name="T11">1</text:span><text:span text:style-name="T13">:</text:span><text:span text:style-name="T3"> </text:span>El sistema debe priorizar la comparación contra registros en la base de datos que coincidan con el tema proporcionado por el evaluador. </text:p>
        </text:list-item>
      </text:list>
      <text:h text:style-name="P3" text:outline-level="1">Requ<text:span text:style-name="T4">erimientos </text:span>No Funcionales</text:h>
      <text:list text:style-name="L2">
        <text:list-item>
          <text:p text:style-name="P8"><text:span text:style-name="T10">RNF-01: </text:span><text:span text:style-name="T5">El modelo GraphCodeBERT debe alcanzar un F1-Score mayor a 0.85 en la tarea de identificar códigos semánticamente equivalentes.</text:span></text:p>
        </text:list-item>
        <text:list-item>
          <text:p text:style-name="P9"><text:span text:style-name="T10">RNF-02: </text:span>El modelo CharCNN debe alcanzar una precisión de autoría mayor al 0.8 al identificar rasgos estilométricos del programador. </text:p>
        </text:list-item>
        <text:list-item>
          <text:p text:style-name="P10"><text:span text:style-name="T10">RNF-03: </text:span>El rendimiento optimo del sistema se garantiza para códigos correspondientes a los programas sintéticos de las unidades de aprendizaje de Fundamentos de Programación, Estructuras de Datos y Análisis y Diseño de Algoritmos de ESCOM IPN. </text:p>
        </text:list-item>
        <text:list-item>
          <text:p text:style-name="P11"><text:soft-page-break/><text:span text:style-name="T10">RNF-0</text:span><text:span text:style-name="T14">4</text:span><text:span text:style-name="T10">:</text:span> <text:span text:style-name="T6">El sistema esta diseñado para operar bajo los</text:span> estándares C11 y C++17. El uso de librerías externas exóticas <text:span text:style-name="T5">o meta-programación queda fuera del dominio operativo principal. </text:span></text:p>
        </text:list-item>
        <text:list-item>
          <text:p text:style-name="P9"><text:span text:style-name="T10">RNF-0</text:span><text:span text:style-name="T14">5</text:span><text:span text:style-name="T10">: </text:span>El sistema debe mantener una tasa de falsos positivos por debajo del 10%, priorizando y recomendando la revisión manual del docente en casos de duda razonables.</text:p>
        </text:list-item>
        <text:list-item>
          <text:p text:style-name="P10"><text:span text:style-name="T10">RNF-06: </text:span>El modelo debe ser transparente con las clasificaciones, proporcionando un nivel de confianza al usuario calculado mediante la función de activación SoftMax en la capa de salida de las redes neuronales.</text:p>
        </text:list-item>
        <text:list-item>
          <text:p text:style-name="P10"><text:span text:style-name="T10">RNF-07: </text:span>El tiempo total de procesamiento (carga – análisis – reporte) no debe exceder los 20 segundos para archivos de hasta 512 tokens.</text:p>
        </text:list-item>
        <text:list-item>
          <text:p text:style-name="P10"><text:span text:style-name="T10">RNF-08: </text:span>El sistema debe ser funcional en navegadores basados en Chromium versión 110 o superior, garantizando la correcta visualización de la interfaz y el funcionamiento de todas las funciones principales del sistema. </text:p>
        </text:list-item>
        <text:list-item>
          <text:p text:style-name="P10"><text:span text:style-name="T10">RNF-09: </text:span>La interfaz debe mostrar indicadores de progreso durante el tiempo de inferencia de los modelos de IA. </text:p>
        </text:list-item>
        <text:list-item>
          <text:p text:style-name="P10"><text:span text:style-name="T10">RNF-10: </text:span>El reporte debe incluir elementos gráficos que <text:span text:style-name="T6">visualicen </text:span><text:span text:style-name="T16">las distribuciones de probabilidad (SoftMax) y el índice escalar de la similitud del coseno resultante del análisis semántico. </text:span></text:p>
        </text:list-item>
        <text:list-item>
          <text:p text:style-name="P12"><text:span text:style-name="T10">RNF-11: </text:span>EL sistema debe validar extensiones y tipos de archivo en el cliente antes de inicial el envio al servidor.</text:p>
        </text:list-item>
        <text:list-item>
          <text:p text:style-name="P12"><text:span text:style-name="T10">RNF-12: </text:span>EL sistema debe garantizar una disponibilidad del 99% durante periodos de evaluación. </text:p>
        </text:list-item>
        <text:list-item>
          <text:p text:style-name="P12"><text:span text:style-name="T10">RNF-13: </text:span>Ante fallos técnicos (archivo corrupto o incorrecto, o timeout) el sistema debe de entregar mensajes de errores legibles para el usuario.</text:p>
        </text:list-item>
        <text:list-item>
          <text:p text:style-name="P12"><text:span text:style-name="T10">RNF-14: </text:span><text:span text:style-name="T7">El sistema debe permitir que un us</text:span><text:span text:style-name="T17">u</text:span><text:span text:style-name="T7">ario complete el proceso de análisis en máximo 3 pasos sin requerir el manual de uso.</text:span></text:p>
        </text:list-item>
      </text:list>
      <text:p text:style-name="P1"/>
      <text:h text:style-name="Heading_20_1" text:outline-level="1">Reglas de negocio</text:h>
      <text:list text:style-name="L3">
        <text:list-item>
          <text:p text:style-name="P14"><text:span text:style-name="T10">RN-01: </text:span>El sistema está limitado exclusivamente al análisis de programas correspondientes a los temarios correspondientes a las unidades de aprendizaje de Fundamentos de Programación, Estructuras de Datos y Análisis y Diseño de Algoritmos de la ESCOM-IPN. </text:p>
        </text:list-item>
        <text:list-item>
          <text:p text:style-name="P14"><text:span text:style-name="T10">RN-02: </text:span>El sistema funcionará correctamente procesando código fuente basado en los estándares C11 y C++17.</text:p>
        </text:list-item>
        <text:list-item>
          <text:p text:style-name="P14"><text:span text:style-name="T10">RN-03: </text:span>La carga de archivos se restringe a extensiones .c, .cpp, .txt. </text:p>
        </text:list-item>
        <text:list-item>
          <text:p text:style-name="P14"><text:soft-page-break/><text:span text:style-name="T10">RN-04:</text:span> Cada entrega de un alumno debe compararse obligatoriamente contra dos fuentes: la solución proporcionada por el profesor <text:span text:style-name="T8">(calculo de similitud semántica) y patrones estilometricos para predecir la autoría del código.</text:span></text:p>
        </text:list-item>
        <text:list-item>
          <text:p text:style-name="P15"><text:span text:style-name="T10">RN-05: </text:span>El sistema proporciona al evaluador la opción de utilizar múltiples versiones funcionalmente equivalentes del problema planteado generadas por modelos LLM externos como base para el calculo de similitud semántica.</text:p>
        </text:list-item>
        <text:list-item>
          <text:p text:style-name="P19"><text:span text:style-name="T10">RN-06: </text:span>La equivalencia funcional se determina mediante el valor escalar obtenido de la similitud del coseno entre los vectores de características (embeddings) de dos códigos, donde un valor cercano a 1 indica una alta coincidencia en el flujo de datos y el significado contextual.</text:p>
        </text:list-item>
        <text:list-item>
          <text:p text:style-name="P18"><text:span text:style-name="T10">RN-0</text:span><text:span text:style-name="T15">7</text:span><text:span text:style-name="T10">:</text:span> La equivalencia funcional se determina mediante la similitud del significado contextual y el flujo de datos, independientemente del nombre de las variables o estructura superficial. </text:p>
        </text:list-item>
        <text:list-item>
          <text:p text:style-name="P18"><text:span text:style-name="T10">RN-0</text:span><text:span text:style-name="T15">8</text:span><text:span text:style-name="T10">: </text:span>El sistema debe aplicar un análisis estilístico para detectar las probabilidades de que el autor del código sea el alumno u obtuvo el código de alguna otra fuente.</text:p>
        </text:list-item>
        <text:list-item>
          <text:p text:style-name="P18"><text:span text:style-name="T10">RN-0</text:span><text:span text:style-name="T15">9</text:span><text:span text:style-name="T10">: </text:span>El sistema en todo momento debe actuar como una herramienta de apoyo, proporcionando las métricas e información necesaria, la decisión final recae exclusivamente en el <text:span text:style-name="T9">evaluador</text:span>. </text:p>
          <text:p text:style-name="P13"/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07:49:32.826755554</meta:creation-date>
    <dc:date>2026-02-24T22:50:46.839377905</dc:date>
    <meta:editing-duration>PT2H36M51S</meta:editing-duration>
    <meta:editing-cycles>2</meta:editing-cycles>
    <meta:generator>LibreOffice/24.2.7.2$Linux_X86_64 LibreOffice_project/420$Build-2</meta:generator>
    <meta:print-date>2026-02-24T20:26:23.265499622</meta:print-date>
    <meta:printed-by>Archivos PDF</meta:printed-by>
    <meta:document-statistic meta:table-count="0" meta:image-count="0" meta:object-count="0" meta:page-count="3" meta:paragraph-count="38" meta:word-count="910" meta:character-count="5971" meta:non-whitespace-character-count="5114"/>
  </office:meta>
</office:document-meta>
</file>